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6cm" draw:marker-end-width="0.46cm" draw:fill="none" draw:fill-color="#94bd5e" draw:opacity="50%" draw:textarea-horizontal-align="center" draw:textarea-vertical-align="middle" fo:padding-top="0.175cm" fo:padding-bottom="0.175cm" fo:padding-left="0.3cm" fo:padding-right="0.3cm" draw:shadow="hidden" draw:shadow-offset-x="0.102cm" draw:shadow-offset-y="0.102cm" draw:shadow-color="#c0c0c0" draw:shadow-opacity="50%"/>
    </style:style>
    <style:style style:name="gr2" style:family="graphic" style:parent-style-name="standard">
      <style:graphic-properties svg:stroke-color="#333333" draw:fill="none" draw:textarea-horizontal-align="center" draw:textarea-vertical-align="middle" draw:shadow="hidden"/>
    </style:style>
    <style:style style:name="gr3" style:family="graphic" style:parent-style-name="standard">
      <style:graphic-properties svg:stroke-width="0.1cm" draw:marker-start-width="0.46cm" draw:marker-end-width="0.46cm" draw:fill="none" draw:textarea-horizontal-align="center" draw:textarea-vertical-align="middle" fo:padding-top="0.175cm" fo:padding-bottom="0.175cm" fo:padding-left="0.3cm" fo:padding-right="0.3cm" draw:shadow="hidden"/>
    </style:style>
    <style:style style:name="gr4" style:family="graphic" style:parent-style-name="objectwithoutfill">
      <style:graphic-properties svg:stroke-width="0.1cm" draw:marker-start-width="0.46cm" draw:marker-end-width="0.46cm" draw:fill="none" draw:textarea-horizontal-align="center" draw:textarea-vertical-align="middl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color="#333333" draw:fill="none" draw:fill-color="#e6e6e6" draw:textarea-horizontal-align="center" draw:textarea-vertical-align="middle" draw:shadow="hidden" draw:shadow-offset-x="0.102cm" draw:shadow-offset-y="0.102cm" draw:shadow-color="#c0c0c0"/>
    </style:style>
    <style:style style:name="gr6" style:family="graphic" style:parent-style-name="standard">
      <style:graphic-properties svg:stroke-color="#333333" draw:fill="none" draw:fill-color="#e6e6e6" draw:textarea-horizontal-align="center" draw:textarea-vertical-align="middle" draw:shadow="hidden" draw:shadow-offset-x="0.102cm" draw:shadow-offset-y="0.102cm" draw:shadow-color="#c0c0c0"/>
    </style:style>
    <style:style style:name="gr7" style:family="graphic" style:parent-style-name="standard">
      <style:graphic-properties draw:stroke="none" svg:stroke-color="#808080" draw:fill="none" draw:fill-color="#ffffff" fo:min-height="0.715cm" draw:shadow="hidden"/>
    </style:style>
    <style:style style:name="gr8" style:family="graphic" style:parent-style-name="standard">
      <style:graphic-properties draw:stroke="none" svg:stroke-color="#c0c0c0" draw:fill="none" draw:fill-color="#ffffff" fo:min-height="0.715cm" draw:shadow="hidden"/>
    </style:style>
    <style:style style:name="gr9" style:family="graphic" style:parent-style-name="standard">
      <style:graphic-properties draw:stroke="none" svg:stroke-color="#333333" draw:fill="none" draw:fill-color="#ffffff" fo:min-height="0.717cm" draw:shadow="hidden"/>
    </style:style>
    <style:style style:name="gr10" style:family="graphic" style:parent-style-name="standard">
      <style:graphic-properties draw:stroke="none" svg:stroke-width="0.1cm" svg:stroke-color="#000000" draw:marker-start-width="0.46cm" draw:marker-end-width="0.46cm" draw:fill="none" draw:fill-color="#ffffff" fo:min-height="0.73cm" draw:shadow="hidden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59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0c0c0"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4c4c4c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margin-left="0cm" fo:margin-right="0cm" fo:text-align="center" fo:text-indent="0cm"/>
      <style:text-properties fo:color="#4c4c4c" fo:font-size="24pt" style:font-size-asian="24pt" style:font-size-complex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4c4c4c" fo:font-size="16pt" style:font-size-asian="16pt" style:font-size-complex="16pt"/>
    </style:style>
    <style:style style:name="P9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1" style:family="paragraph">
      <style:paragraph-properties fo:margin-left="0cm" fo:margin-right="0cm" fo:text-align="center" fo:text-indent="0cm"/>
      <style:text-properties fo:color="#4c4c4c" fo:font-size="16pt" style:font-size-asian="16pt" style:font-size-complex="16pt"/>
    </style:style>
    <style:style style:name="P12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style:paragraph-properties fo:text-align="center"/>
      <style:text-properties fo:font-style="normal" style:font-style-asian="normal" style:font-style-complex="normal"/>
    </style:style>
    <style:style style:name="P14" style:family="paragraph"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4c4c4c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4c4c4c"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2" draw:layer="layout" svg:width="2.542cm" svg:height="1.647cm" svg:x="3.371cm" svg:y="9.369cm">
          <text:p text:style-name="P1"><text:span text:style-name="T1">URI s</text:span></text:p>
        </draw:ellipse>
        <draw:line draw:style-name="gr2" draw:text-style-name="P3" draw:layer="layout" svg:x1="4.621cm" svg:y1="9.373cm" svg:x2="4.622cm" svg:y2="5.669cm">
          <text:p/>
        </draw:line>
        <draw:g>
          <draw:line draw:style-name="gr2" draw:text-style-name="P4" draw:layer="layout" svg:x1="4.619cm" svg:y1="7.426cm" svg:x2="4.365cm" svg:y2="7.679cm">
            <text:p/>
          </draw:line>
          <draw:line draw:style-name="gr2" draw:text-style-name="P4" draw:layer="layout" svg:x1="4.874cm" svg:y1="7.677cm" svg:x2="4.62cm" svg:y2="7.424cm">
            <text:p/>
          </draw:line>
        </draw:g>
        <draw:g>
          <draw:line draw:style-name="gr3" draw:text-style-name="P3" draw:layer="layout" svg:x1="10.604cm" svg:y1="9.55cm" svg:x2="10.351cm" svg:y2="9.805cm">
            <text:p/>
          </draw:line>
          <draw:line draw:style-name="gr3" draw:text-style-name="P3" draw:layer="layout" svg:x1="10.353cm" svg:y1="9.296cm" svg:x2="10.606cm" svg:y2="9.551cm">
            <text:p/>
          </draw:line>
        </draw:g>
        <draw:path draw:style-name="gr4" draw:text-style-name="P3" draw:layer="layout" svg:width="8.185cm" svg:height="0.674cm" svg:x="5.917cm" svg:y="9.519cm" svg:viewBox="0 0 8186 675" svg:d="m0 675c4106-1519 8186 0 8186 0">
          <text:p/>
        </draw:path>
        <draw:ellipse draw:style-name="gr5" draw:text-style-name="P5" draw:layer="layout" svg:width="2.903cm" svg:height="1.646cm" svg:x="8.52cm" svg:y="4.03cm">
          <text:p text:style-name="P1"><text:span text:style-name="T2">has part</text:span></text:p>
        </draw:ellipse>
        <draw:line draw:style-name="gr2" draw:text-style-name="P3" draw:layer="layout" svg:x1="9.959cm" svg:y1="9.522cm" svg:x2="9.958cm" svg:y2="5.676cm">
          <text:p/>
        </draw:line>
        <draw:ellipse draw:style-name="gr1" draw:text-style-name="P2" draw:layer="layout" svg:width="2.543cm" svg:height="1.645cm" svg:x="14.106cm" svg:y="9.373cm">
          <text:p text:style-name="P1"><text:span text:style-name="T1">URI o</text:span></text:p>
        </draw:ellipse>
        <draw:ellipse draw:style-name="gr6" draw:text-style-name="P6" draw:layer="layout" svg:width="2.542cm" svg:height="1.645cm" svg:x="14.105cm" svg:y="4.018cm">
          <text:p/>
        </draw:ellipse>
        <draw:line draw:style-name="gr2" draw:text-style-name="P3" draw:layer="layout" svg:x1="15.375cm" svg:y1="9.374cm" svg:x2="15.376cm" svg:y2="5.67cm">
          <text:p/>
        </draw:line>
        <draw:frame draw:style-name="gr7" draw:text-style-name="P8" draw:layer="layout" svg:width="1.95cm" svg:height="0.965cm" svg:x="4.667cm" svg:y="6.785cm">
          <draw:text-box>
            <text:p text:style-name="P7"><text:span text:style-name="T3">label</text:span></text:p>
          </draw:text-box>
        </draw:frame>
        <draw:g>
          <draw:line draw:style-name="gr2" draw:text-style-name="P4" draw:layer="layout" svg:x1="9.96cm" svg:y1="7.397cm" svg:x2="9.706cm" svg:y2="7.65cm">
            <text:p/>
          </draw:line>
          <draw:line draw:style-name="gr2" draw:text-style-name="P4" draw:layer="layout" svg:x1="10.215cm" svg:y1="7.649cm" svg:x2="9.961cm" svg:y2="7.396cm">
            <text:p/>
          </draw:line>
        </draw:g>
        <draw:frame draw:style-name="gr8" draw:text-style-name="P8" draw:layer="layout" svg:width="1.951cm" svg:height="0.965cm" svg:x="10.008cm" svg:y="6.757cm">
          <draw:text-box>
            <text:p text:style-name="P7"><text:span text:style-name="T3">label</text:span></text:p>
          </draw:text-box>
        </draw:frame>
        <draw:g>
          <draw:line draw:style-name="gr2" draw:text-style-name="P4" draw:layer="layout" svg:x1="15.38cm" svg:y1="7.393cm" svg:x2="15.126cm" svg:y2="7.646cm">
            <text:p/>
          </draw:line>
          <draw:line draw:style-name="gr2" draw:text-style-name="P4" draw:layer="layout" svg:x1="15.635cm" svg:y1="7.644cm" svg:x2="15.381cm" svg:y2="7.391cm">
            <text:p/>
          </draw:line>
        </draw:g>
        <draw:frame draw:style-name="gr9" draw:text-style-name="P8" draw:layer="layout" svg:width="1.951cm" svg:height="0.967cm" svg:x="15.428cm" svg:y="6.751cm">
          <draw:text-box>
            <text:p text:style-name="P7"><text:span text:style-name="T3">label</text:span></text:p>
          </draw:text-box>
        </draw:frame>
        <draw:frame draw:style-name="gr10" draw:text-style-name="P9" draw:layer="layout" svg:width="7.401cm" svg:height="1.055cm" svg:x="6.346cm" svg:y="8.401cm">
          <draw:text-box>
            <text:p text:style-name="P1"><text:span text:style-name="T4">URI level 3 relation</text:span></text:p>
          </draw:text-box>
        </draw:frame>
        <draw:frame draw:style-name="gr11" draw:text-style-name="P10" draw:layer="layout" svg:width="3.155cm" svg:height="0.878cm" svg:x="3.029cm" svg:y="4.472cm">
          <draw:text-box>
            <text:p text:style-name="P3"><text:span text:style-name="T5">human</text:span></text:p>
          </draw:text-box>
        </draw:frame>
        <draw:frame draw:style-name="gr12" draw:text-style-name="P10" draw:layer="layout" svg:width="3.026cm" svg:height="0.942cm" svg:x="13.879cm" svg:y="4.378cm">
          <draw:text-box>
            <text:p text:style-name="P3"><text:span text:style-name="T5">tooth</text:span></text:p>
          </draw:text-box>
        </draw:frame>
        <draw:ellipse draw:style-name="gr6" draw:text-style-name="P6" draw:layer="layout" svg:width="2.903cm" svg:height="1.646cm" svg:x="3.152cm" svg:y="4.03cm">
          <text:p/>
        </draw:ellipse>
        <draw:path draw:style-name="gr13" draw:text-style-name="P3" draw:layer="layout" svg:width="2.883cm" svg:height="2.014cm" draw:transform="rotate (-1.57079632679579) translate (14.0899999999928cm 9.7339999999952cm)" svg:viewBox="0 0 2884 2015" svg:d="m0 2015c2995 0 2883-2015 2883-2015">
          <text:p/>
        </draw:path>
        <draw:path draw:style-name="gr13" draw:text-style-name="P3" draw:layer="layout" svg:width="4.405cm" svg:height="2.965cm" draw:transform="skewX (-0.003490658503988) rotate (-1.54461638801588) translate (13.974651308818cm 9.5360112032693cm)" svg:viewBox="0 0 4406 2966" svg:d="m0 2966c4318 1 4406-2966 4406-2966">
          <text:p/>
        </draw:path>
        <draw:path draw:style-name="gr13" draw:text-style-name="P3" draw:layer="layout" svg:width="5.707cm" svg:height="4.906cm" draw:transform="skewX (-0.001745329251994) rotate (-1.56416407563821) translate (14.0791418194937cm 9.5458890630514cm)" svg:viewBox="0 0 5708 4907" svg:d="m0 4907c5625 0 5708-4907 5708-4907">
          <text:p/>
        </draw:path>
        <draw:path draw:style-name="gr13" draw:text-style-name="P3" draw:layer="layout" svg:width="6.799cm" svg:height="6.388cm" draw:transform="rotate (-1.57079632679579) translate (14.090999999984cm 9.73399999998481cm)" svg:viewBox="0 0 6800 6389" svg:d="m0 6389c6716 0 6800-6389 6800-6389">
          <text:p/>
        </draw:path>
        <draw:ellipse draw:style-name="gr6" draw:text-style-name="P11" draw:layer="layout" svg:width="10.462cm" svg:height="1.139cm" svg:x="14.107cm" svg:y="12.039cm">
          <text:p/>
        </draw:ellipse>
        <draw:ellipse draw:style-name="gr6" draw:text-style-name="P11" draw:layer="layout" svg:width="10.418cm" svg:height="1.139cm" svg:x="14.107cm" svg:y="13.363cm">
          <text:p/>
        </draw:ellipse>
        <draw:ellipse draw:style-name="gr6" draw:text-style-name="P11" draw:layer="layout" svg:width="10.462cm" svg:height="1.139cm" svg:x="14.107cm" svg:y="14.664cm">
          <text:p/>
        </draw:ellipse>
        <draw:ellipse draw:style-name="gr6" draw:text-style-name="P11" draw:layer="layout" svg:width="10.462cm" svg:height="1.139cm" svg:x="14.107cm" svg:y="15.965cm">
          <text:p/>
        </draw:ellipse>
        <draw:frame draw:style-name="gr14" draw:layer="layout" svg:width="9.333cm" svg:height="0.963cm" svg:x="15.048cm" svg:y="12.096cm">
          <draw:text-box>
            <text:p>all-some quantified relation</text:p>
          </draw:text-box>
        </draw:frame>
        <draw:frame draw:style-name="gr14" draw:layer="layout" svg:width="8.651cm" svg:height="0.963cm" svg:x="15.34cm" svg:y="13.467cm">
          <draw:text-box>
            <text:p>canonically valued relation</text:p>
          </draw:text-box>
        </draw:frame>
        <draw:frame draw:style-name="gr14" draw:text-style-name="P12" draw:layer="layout" svg:width="9.333cm" svg:height="0.983cm" svg:x="15.085cm" svg:y="16.092cm">
          <draw:text-box>
            <text:p text:style-name="P3"><text:span text:style-name="T6">URI level 2 LORE relation</text:span></text:p>
          </draw:text-box>
        </draw:frame>
        <draw:frame draw:style-name="gr14" draw:text-style-name="P13" draw:layer="layout" svg:width="5.733cm" svg:height="0.963cm" svg:x="4.84cm" svg:y="14.458cm">
          <draw:text-box>
            <text:p text:style-name="P3"><text:span text:style-name="T7">owl:onProperty</text:span></text:p>
          </draw:text-box>
        </draw:frame>
        <draw:line draw:style-name="gr15" draw:text-style-name="P3" draw:layer="layout" svg:x1="9.132cm" svg:y1="14.228cm" svg:x2="9.214cm" svg:y2="14.333cm">
          <text:p/>
        </draw:line>
        <draw:frame draw:style-name="gr14" draw:text-style-name="P13" draw:layer="layout" svg:width="2.671cm" svg:height="1.675cm" svg:x="9.401cm" svg:y="13.692cm">
          <draw:text-box>
            <text:p text:style-name="P3"><text:span text:style-name="T7">logic label</text:span></text:p>
          </draw:text-box>
        </draw:frame>
        <draw:frame draw:style-name="gr14" draw:text-style-name="P13" draw:layer="layout" svg:width="2.671cm" svg:height="0.963cm" svg:x="10.569cm" svg:y="13.059cm">
          <draw:text-box>
            <text:p text:style-name="P3"><text:span text:style-name="T7">rdf:type</text:span></text:p>
          </draw:text-box>
        </draw:frame>
        <draw:frame draw:style-name="gr14" draw:text-style-name="P13" draw:layer="layout" svg:width="2.671cm" svg:height="0.963cm" svg:x="11.426cm" svg:y="12.126cm">
          <draw:text-box>
            <text:p text:style-name="P3"><text:span text:style-name="T7">rdf:type</text:span></text:p>
          </draw:text-box>
        </draw:frame>
        <draw:line draw:style-name="gr15" draw:text-style-name="P3" draw:layer="layout" svg:x1="10.36cm" svg:y1="13.426cm" svg:x2="10.467cm" svg:y2="13.553cm">
          <text:p/>
        </draw:line>
        <draw:line draw:style-name="gr15" draw:text-style-name="P3" draw:layer="layout" svg:x1="11.562cm" svg:y1="12.164cm" svg:x2="11.628cm" svg:y2="12.291cm">
          <text:p/>
        </draw:line>
        <draw:line draw:style-name="gr15" draw:text-style-name="P3" draw:layer="layout" svg:x1="12.388cm" svg:y1="11.454cm" svg:x2="12.418cm" svg:y2="11.53cm">
          <text:p/>
        </draw:line>
        <draw:frame draw:style-name="gr14" draw:text-style-name="P14" draw:layer="layout" svg:width="9.333cm" svg:height="0.958cm" svg:x="14.88cm" svg:y="14.743cm">
          <draw:text-box>
            <text:p><text:span text:style-name="T8">canonically all have part som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rd Blondé</meta:initial-creator>
    <meta:creation-date>2012-08-02T09:54:26.88</meta:creation-date>
    <dc:date>2012-08-03T15:38:10.94</dc:date>
    <dc:creator>Ward Blondé</dc:creator>
    <meta:editing-duration>PT4M27S</meta:editing-duration>
    <meta:editing-cycles>2</meta:editing-cycles>
    <meta:generator>OpenOffice.org/3.3$Win32 OpenOffice.org_project/330m20$Build-9567</meta:generator>
    <meta:document-statistic meta:object-count="70"/>
  </office:meta>
</office:document-meta>
</file>